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3" office:value-type="string">
            <text:p>Batt Voltage</text:p>
          </table:table-cell>
          <table:table-cell table:style-name="ce3" office:value-type="string">
            <text:p>Load Current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36M00S">
            <text:p>10:36:00</text:p>
          </table:table-cell>
          <table:table-cell office:value-type="float" office:value="3.93">
            <text:p>3.93</text:p>
          </table:table-cell>
          <table:table-cell office:value-type="float" office:value="73.9">
            <text:p>73.9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37M00S">
            <text:p>10:37:00</text:p>
          </table:table-cell>
          <table:table-cell office:value-type="float" office:value="3.92">
            <text:p>3.92</text:p>
          </table:table-cell>
          <table:table-cell table:formula="of:=[.C2]" office:value-type="float" office:value="73.9">
            <text:p>73.9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38M00S">
            <text:p>10:38:00</text:p>
          </table:table-cell>
          <table:table-cell office:value-type="float" office:value="3.9">
            <text:p>3.90</text:p>
          </table:table-cell>
          <table:table-cell table:formula="of:=[.C3]" office:value-type="float" office:value="73.9">
            <text:p>73.9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39M00S">
            <text:p>10:39:00</text:p>
          </table:table-cell>
          <table:table-cell office:value-type="float" office:value="3.88">
            <text:p>3.88</text:p>
          </table:table-cell>
          <table:table-cell table:formula="of:=[.C4]" office:value-type="float" office:value="73.9">
            <text:p>73.9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0M00S">
            <text:p>10:40:00</text:p>
          </table:table-cell>
          <table:table-cell office:value-type="float" office:value="3.87">
            <text:p>3.87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1M00S">
            <text:p>10:41:00</text:p>
          </table:table-cell>
          <table:table-cell office:value-type="float" office:value="3.85">
            <text:p>3.85</text:p>
          </table:table-cell>
          <table:table-cell table:formula="of:=[.C6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2M00S">
            <text:p>10:42:00</text:p>
          </table:table-cell>
          <table:table-cell office:value-type="float" office:value="3.84">
            <text:p>3.84</text:p>
          </table:table-cell>
          <table:table-cell table:formula="of:=[.C7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3M00S">
            <text:p>10:43:00</text:p>
          </table:table-cell>
          <table:table-cell office:value-type="float" office:value="3.83">
            <text:p>3.83</text:p>
          </table:table-cell>
          <table:table-cell table:formula="of:=[.C8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4M00S">
            <text:p>10:44:00</text:p>
          </table:table-cell>
          <table:table-cell office:value-type="float" office:value="3.82">
            <text:p>3.82</text:p>
          </table:table-cell>
          <table:table-cell table:formula="of:=[.C9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5M00S">
            <text:p>10:45:00</text:p>
          </table:table-cell>
          <table:table-cell office:value-type="float" office:value="3.81">
            <text:p>3.81</text:p>
          </table:table-cell>
          <table:table-cell table:formula="of:=[.C10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6M00S">
            <text:p>10:46:00</text:p>
          </table:table-cell>
          <table:table-cell office:value-type="float" office:value="3.8">
            <text:p>3.80</text:p>
          </table:table-cell>
          <table:table-cell table:formula="of:=[.C11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7M00S">
            <text:p>10:47:00</text:p>
          </table:table-cell>
          <table:table-cell office:value-type="float" office:value="3.79">
            <text:p>3.79</text:p>
          </table:table-cell>
          <table:table-cell table:formula="of:=[.C12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8M00S">
            <text:p>10:48:00</text:p>
          </table:table-cell>
          <table:table-cell office:value-type="float" office:value="3.78">
            <text:p>3.78</text:p>
          </table:table-cell>
          <table:table-cell table:formula="of:=[.C13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49M00S">
            <text:p>10:49:00</text:p>
          </table:table-cell>
          <table:table-cell office:value-type="float" office:value="3.77">
            <text:p>3.77</text:p>
          </table:table-cell>
          <table:table-cell table:formula="of:=[.C14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0M00S">
            <text:p>10:50:00</text:p>
          </table:table-cell>
          <table:table-cell office:value-type="float" office:value="3.77">
            <text:p>3.77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1M00S">
            <text:p>10:51:00</text:p>
          </table:table-cell>
          <table:table-cell office:value-type="float" office:value="3.76">
            <text:p>3.76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2M00S">
            <text:p>10:52:00</text:p>
          </table:table-cell>
          <table:table-cell office:value-type="float" office:value="3.76">
            <text:p>3.76</text:p>
          </table:table-cell>
          <table:table-cell table:formula="of:=[.C17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3M00S">
            <text:p>10:53:00</text:p>
          </table:table-cell>
          <table:table-cell office:value-type="float" office:value="3.75">
            <text:p>3.75</text:p>
          </table:table-cell>
          <table:table-cell table:formula="of:=[.C18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4M00S">
            <text:p>10:54:00</text:p>
          </table:table-cell>
          <table:table-cell office:value-type="float" office:value="3.74">
            <text:p>3.74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5M00S">
            <text:p>10:55:00</text:p>
          </table:table-cell>
          <table:table-cell office:value-type="float" office:value="3.73">
            <text:p>3.73</text:p>
          </table:table-cell>
          <table:table-cell table:formula="of:=[.C20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6M00S">
            <text:p>10:56:00</text:p>
          </table:table-cell>
          <table:table-cell office:value-type="float" office:value="3.73">
            <text:p>3.73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7M00S">
            <text:p>10:57:00</text:p>
          </table:table-cell>
          <table:table-cell office:value-type="float" office:value="3.72">
            <text:p>3.72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8M00S">
            <text:p>10:58:00</text:p>
          </table:table-cell>
          <table:table-cell office:value-type="float" office:value="3.71">
            <text:p>3.71</text:p>
          </table:table-cell>
          <table:table-cell table:formula="of:=[.C23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0H59M00S">
            <text:p>10:59:00</text:p>
          </table:table-cell>
          <table:table-cell office:value-type="float" office:value="3.71">
            <text:p>3.71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0M00S">
            <text:p>11:00:00</text:p>
          </table:table-cell>
          <table:table-cell office:value-type="float" office:value="3.7">
            <text:p>3.70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1M00S">
            <text:p>11:01:00</text:p>
          </table:table-cell>
          <table:table-cell office:value-type="float" office:value="3.69">
            <text:p>3.69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2M00S">
            <text:p>11:02:00</text:p>
          </table:table-cell>
          <table:table-cell office:value-type="float" office:value="3.69">
            <text:p>3.69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3M00S">
            <text:p>11:03:00</text:p>
          </table:table-cell>
          <table:table-cell office:value-type="float" office:value="3.68">
            <text:p>3.68</text:p>
          </table:table-cell>
          <table:table-cell table:formula="of:=[.C28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4M00S">
            <text:p>11:04:00</text:p>
          </table:table-cell>
          <table:table-cell office:value-type="float" office:value="3.68">
            <text:p>3.68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5M00S">
            <text:p>11:05:00</text:p>
          </table:table-cell>
          <table:table-cell office:value-type="float" office:value="3.67">
            <text:p>3.67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6M00S">
            <text:p>11:06:00</text:p>
          </table:table-cell>
          <table:table-cell office:value-type="float" office:value="3.67">
            <text:p>3.67</text:p>
          </table:table-cell>
          <table:table-cell table:formula="of:=[.C31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7M00S">
            <text:p>11:07:00</text:p>
          </table:table-cell>
          <table:table-cell office:value-type="float" office:value="3.66">
            <text:p>3.66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8M00S">
            <text:p>11:08:00</text:p>
          </table:table-cell>
          <table:table-cell office:value-type="float" office:value="3.66">
            <text:p>3.66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09M00S">
            <text:p>11:09:00</text:p>
          </table:table-cell>
          <table:table-cell office:value-type="float" office:value="3.65">
            <text:p>3.65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0M00S">
            <text:p>11:10:00</text:p>
          </table:table-cell>
          <table:table-cell office:value-type="float" office:value="3.65">
            <text:p>3.65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1M00S">
            <text:p>11:11:00</text:p>
          </table:table-cell>
          <table:table-cell office:value-type="float" office:value="3.64">
            <text:p>3.64</text:p>
          </table:table-cell>
          <table:table-cell table:formula="of:=[.C36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2M00S">
            <text:p>11:12:00</text:p>
          </table:table-cell>
          <table:table-cell office:value-type="float" office:value="3.64">
            <text:p>3.64</text:p>
          </table:table-cell>
          <table:table-cell table:formula="of:=[.C37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3M00S">
            <text:p>11:13:00</text:p>
          </table:table-cell>
          <table:table-cell office:value-type="float" office:value="3.63">
            <text:p>3.63</text:p>
          </table:table-cell>
          <table:table-cell table:formula="of:=[.C38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4M00S">
            <text:p>11:14:00</text:p>
          </table:table-cell>
          <table:table-cell office:value-type="float" office:value="3.63">
            <text:p>3.63</text:p>
          </table:table-cell>
          <table:table-cell table:formula="of:=[.C39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5M00S">
            <text:p>11:15:00</text:p>
          </table:table-cell>
          <table:table-cell office:value-type="float" office:value="3.62">
            <text:p>3.62</text:p>
          </table:table-cell>
          <table:table-cell table:formula="of:=[.C40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6M00S">
            <text:p>11:16:00</text:p>
          </table:table-cell>
          <table:table-cell office:value-type="float" office:value="3.62">
            <text:p>3.62</text:p>
          </table:table-cell>
          <table:table-cell table:formula="of:=[.C41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7M00S">
            <text:p>11:17:00</text:p>
          </table:table-cell>
          <table:table-cell office:value-type="float" office:value="3.61">
            <text:p>3.61</text:p>
          </table:table-cell>
          <table:table-cell table:formula="of:=[.C42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8M00S">
            <text:p>11:18:00</text:p>
          </table:table-cell>
          <table:table-cell office:value-type="float" office:value="3.61">
            <text:p>3.61</text:p>
          </table:table-cell>
          <table:table-cell office:value-type="float" office:value="74.2">
            <text:p>74.2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19M00S">
            <text:p>11:19:00</text:p>
          </table:table-cell>
          <table:table-cell office:value-type="float" office:value="3.6">
            <text:p>3.60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0M00S">
            <text:p>11:20:00</text:p>
          </table:table-cell>
          <table:table-cell office:value-type="float" office:value="3.6">
            <text:p>3.60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1M00S">
            <text:p>11:21:00</text:p>
          </table:table-cell>
          <table:table-cell office:value-type="float" office:value="3.59">
            <text:p>3.59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2M00S">
            <text:p>11:22:00</text:p>
          </table:table-cell>
          <table:table-cell office:value-type="float" office:value="3.59">
            <text:p>3.59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3M00S">
            <text:p>11:23:00</text:p>
          </table:table-cell>
          <table:table-cell office:value-type="float" office:value="3.59">
            <text:p>3.59</text:p>
          </table:table-cell>
          <table:table-cell table:formula="of:=[.C48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4M00S">
            <text:p>11:24:00</text:p>
          </table:table-cell>
          <table:table-cell office:value-type="float" office:value="3.58">
            <text:p>3.58</text:p>
          </table:table-cell>
          <table:table-cell table:formula="of:=[.C49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5M00S">
            <text:p>11:25:00</text:p>
          </table:table-cell>
          <table:table-cell office:value-type="float" office:value="3.58">
            <text:p>3.58</text:p>
          </table:table-cell>
          <table:table-cell table:formula="of:=[.C50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6M00S">
            <text:p>11:26:00</text:p>
          </table:table-cell>
          <table:table-cell office:value-type="float" office:value="3.57">
            <text:p>3.57</text:p>
          </table:table-cell>
          <table:table-cell office:value-type="float" office:value="74.2">
            <text:p>74.2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7M00S">
            <text:p>11:27:00</text:p>
          </table:table-cell>
          <table:table-cell office:value-type="float" office:value="3.57">
            <text:p>3.57</text:p>
          </table:table-cell>
          <table:table-cell table:formula="of:=[.C52]" office:value-type="float" office:value="74.2">
            <text:p>74.2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8M00S">
            <text:p>11:28:00</text:p>
          </table:table-cell>
          <table:table-cell office:value-type="float" office:value="3.56">
            <text:p>3.56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29M00S">
            <text:p>11:29:00</text:p>
          </table:table-cell>
          <table:table-cell office:value-type="float" office:value="3.56">
            <text:p>3.56</text:p>
          </table:table-cell>
          <table:table-cell office:value-type="float" office:value="73.7">
            <text:p>73.7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0M00S">
            <text:p>11:30:00</text:p>
          </table:table-cell>
          <table:table-cell office:value-type="float" office:value="3.56">
            <text:p>3.56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1M00S">
            <text:p>11:31:00</text:p>
          </table:table-cell>
          <table:table-cell office:value-type="float" office:value="3.55">
            <text:p>3.55</text:p>
          </table:table-cell>
          <table:table-cell table:formula="of:=[.C56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2M00S">
            <text:p>11:32:00</text:p>
          </table:table-cell>
          <table:table-cell office:value-type="float" office:value="3.55">
            <text:p>3.55</text:p>
          </table:table-cell>
          <table:table-cell table:formula="of:=[.C57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3M00S">
            <text:p>11:33:00</text:p>
          </table:table-cell>
          <table:table-cell office:value-type="float" office:value="3.54">
            <text:p>3.54</text:p>
          </table:table-cell>
          <table:table-cell table:formula="of:=[.C58]"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4M00S">
            <text:p>11:34:00</text:p>
          </table:table-cell>
          <table:table-cell office:value-type="float" office:value="3.54">
            <text:p>3.54</text:p>
          </table:table-cell>
          <table:table-cell office:value-type="float" office:value="73.6">
            <text:p>73.6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5M00S">
            <text:p>11:35:00</text:p>
          </table:table-cell>
          <table:table-cell office:value-type="float" office:value="3.54">
            <text:p>3.54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6M00S">
            <text:p>11:36:00</text:p>
          </table:table-cell>
          <table:table-cell office:value-type="float" office:value="3.53">
            <text:p>3.53</text:p>
          </table:table-cell>
          <table:table-cell table:formula="of:=[.C61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7M00S">
            <text:p>11:37:00</text:p>
          </table:table-cell>
          <table:table-cell office:value-type="float" office:value="3.52">
            <text:p>3.52</text:p>
          </table:table-cell>
          <table:table-cell table:formula="of:=[.C62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8M00S">
            <text:p>11:38:00</text:p>
          </table:table-cell>
          <table:table-cell office:value-type="float" office:value="3.52">
            <text:p>3.52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39M00S">
            <text:p>11:39:00</text:p>
          </table:table-cell>
          <table:table-cell office:value-type="float" office:value="3.51">
            <text:p>3.51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0M00S">
            <text:p>11:40:00</text:p>
          </table:table-cell>
          <table:table-cell office:value-type="float" office:value="3.5">
            <text:p>3.50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1M00S">
            <text:p>11:41:00</text:p>
          </table:table-cell>
          <table:table-cell office:value-type="float" office:value="3.48">
            <text:p>3.48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2M00S">
            <text:p>11:42:00</text:p>
          </table:table-cell>
          <table:table-cell office:value-type="float" office:value="3.46">
            <text:p>3.46</text:p>
          </table:table-cell>
          <table:table-cell office:value-type="float" office:value="74.1">
            <text:p>74.1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3M00S">
            <text:p>11:43:00</text:p>
          </table:table-cell>
          <table:table-cell office:value-type="float" office:value="3.42">
            <text:p>3.42</text:p>
          </table:table-cell>
          <table:table-cell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4M00S">
            <text:p>11:44:00</text:p>
          </table:table-cell>
          <table:table-cell office:value-type="float" office:value="3.39">
            <text:p>3.39</text:p>
          </table:table-cell>
          <table:table-cell table:formula="of:=[.C69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5M00S">
            <text:p>11:45:00</text:p>
          </table:table-cell>
          <table:table-cell office:value-type="float" office:value="3.34">
            <text:p>3.34</text:p>
          </table:table-cell>
          <table:table-cell table:formula="of:=[.C70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6M00S">
            <text:p>11:46:00</text:p>
          </table:table-cell>
          <table:table-cell office:value-type="float" office:value="3.27">
            <text:p>3.27</text:p>
          </table:table-cell>
          <table:table-cell table:formula="of:=[.C71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7M00S">
            <text:p>11:47:00</text:p>
          </table:table-cell>
          <table:table-cell office:value-type="float" office:value="3.17">
            <text:p>3.17</text:p>
          </table:table-cell>
          <table:table-cell table:formula="of:=[.C72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8M00S">
            <text:p>11:48:00</text:p>
          </table:table-cell>
          <table:table-cell office:value-type="float" office:value="2.97">
            <text:p>2.97</text:p>
          </table:table-cell>
          <table:table-cell table:formula="of:=[.C73]" office:value-type="float" office:value="74">
            <text:p>74.00</text:p>
          </table:table-cell>
          <table:table-cell table:number-columns-repeated="3"/>
        </table:table-row>
        <table:table-row table:style-name="ro2">
          <table:table-cell table:style-name="ce2" office:value-type="time" office:time-value="PT11H49M00S">
            <text:p>11:49:00</text:p>
          </table:table-cell>
          <table:table-cell office:value-type="float" office:value="0.13">
            <text:p>0.13</text:p>
          </table:table-cell>
          <table:table-cell office:value-type="float" office:value="0">
            <text:p>0.00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2"/>
          <table:table-cell office:value-type="string">
            <text:p>Battery Capacity</text:p>
          </table:table-cell>
          <table:table-cell office:value-type="float" office:value="150">
            <text:p>150</text:p>
          </table:table-cell>
          <table:table-cell office:value-type="string">
            <text:p>mAh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4" office:value-type="string">
            <text:p>Discharge Time</text:p>
          </table:table-cell>
          <table:table-cell table:style-name="ce2" table:formula="of:=[.A75]-[.A2]" office:value-type="time" office:time-value="PT01H13M00S">
            <text:p>01:13:00</text:p>
          </table:table-cell>
          <table:table-cell/>
        </table:table-row>
        <table:table-row table:style-name="ro2" table:number-rows-repeated="2">
          <table:table-cell table:style-name="ce2"/>
          <table:table-cell table:number-columns-repeated="5"/>
        </table:table-row>
        <table:table-row table:style-name="ro2">
          <table:table-cell table:style-name="ce2">
            <draw:frame table:end-cell-address="Sheet1.O111" table:end-x="0.585cm" table:end-y="0.062cm" draw:z-index="0" draw:style-name="gr1" draw:text-style-name="P1" svg:width="32.508cm" svg:height="13.602cm" svg:x="0.223cm" svg:y="0.009cm">
              <draw:object draw:notify-on-update-of-ranges="Sheet1.A1:Sheet1.A1 Sheet1.A2:Sheet1.A75 Sheet1.B1:Sheet1.B1 Sheet1.B2:Sheet1.B75 Sheet1.C1:Sheet1.C1 Sheet1.C2:Sheet1.C7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5">
          <table:table-cell table:style-name="ce2"/>
          <table:table-cell table:number-columns-repeated="5"/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6/11/2017</text:date>, <text:time>12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11-26T11:59:48.27</meta:creation-date>
    <dc:date>2017-11-26T12:33:48.76</dc:date>
    <dc:creator>Steve Mayze</dc:creator>
    <meta:editing-duration>PT16M38S</meta:editing-duration>
    <meta:editing-cycles>4</meta:editing-cycles>
    <meta:generator>OpenOffice/4.1.3$Win32 OpenOffice.org_project/413m1$Build-9783</meta:generator>
    <meta:document-statistic meta:table-count="3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1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interval-major="0.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509cm" svg:height="13.603cm" xlink:href=".." xlink:type="simple" chart:class="chart:line" chart:style-name="ch1">
        <chart:title svg:x="12.612cm" svg:y="0.408cm" chart:style-name="ch2">
          <text:p>Leawood Field Device Dischage Test</text:p>
        </chart:title>
        <chart:subtitle svg:x="15.033cm" svg:y="1.459cm" chart:style-name="ch3">
          <text:p>150mAh 3.7V</text:p>
        </chart:subtitle>
        <chart:legend chart:legend-position="end" svg:x="29.207cm" svg:y="6.227cm" style:legend-expansion="high" chart:style-name="ch4"/>
        <chart:plot-area chart:style-name="ch5" table:cell-range-address="Sheet1.A1:Sheet1.C75" chart:data-source-has-labels="both" svg:x="1.688cm" svg:y="2.686cm" svg:width="26.219cm" svg:height="9.637cm">
          <chartooo:coordinate-region svg:x="2.971cm" svg:y="2.898cm" svg:width="24.936cm" svg:height="7.94cm"/>
          <chart:axis chart:dimension="x" chart:name="primary-x" chart:style-name="ch6" chartooo:axis-type="auto">
            <chartooo:date-scale/>
            <chart:title svg:x="14.369cm" svg:y="12.596cm" chart:style-name="ch7">
              <text:p>Time</text:p>
            </chart:title>
            <chart:categories table:cell-range-address="Sheet1.A2:Sheet1.A75"/>
          </chart:axis>
          <chart:axis chart:dimension="y" chart:name="primary-y" chart:style-name="ch8">
            <chart:title svg:x="0.451cm" svg:y="8.62cm" chart:style-name="ch9">
              <text:p>Volts/Amperes</text:p>
            </chart:title>
            <chart:grid chart:style-name="ch10" chart:class="major"/>
          </chart:axis>
          <chart:series chart:style-name="ch11" chart:values-cell-range-address="Sheet1.B2:Sheet1.B75" chart:label-cell-address="Sheet1.B1:Sheet1.B1" chart:class="chart:line">
            <chart:data-point chart:repeated="74"/>
          </chart:series>
          <chart:series chart:style-name="ch12" chart:values-cell-range-address="Sheet1.C2:Sheet1.C75" chart:label-cell-address="Sheet1.C1:Sheet1.C1" chart:class="chart:line">
            <chart:data-point chart:repeated="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 Voltage</text:p>
                <draw:g>
                  <svg:desc>Sheet1.B1:Sheet1.B1</svg:desc>
                </draw:g>
              </table:table-cell>
              <table:table-cell office:value-type="string">
                <text:p>Load Curr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441666666666667">
                <text:p>0</text:p>
                <draw:g>
                  <svg:desc>Sheet1.A2:Sheet1.A75</svg:desc>
                </draw:g>
              </table:table-cell>
              <table:table-cell office:value-type="float" office:value="3.93">
                <text:p>3.93</text:p>
                <draw:g>
                  <svg:desc>Sheet1.B2:Sheet1.B75</svg:desc>
                </draw:g>
              </table:table-cell>
              <table:table-cell office:value-type="float" office:value="73.9">
                <text:p>73.9</text:p>
                <draw:g>
                  <svg:desc>Sheet1.C2:Sheet1.C75</svg:desc>
                </draw:g>
              </table:table-cell>
            </table:table-row>
            <table:table-row>
              <table:table-cell office:value-type="float" office:value="0.442361111111111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0.443055555555556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0.44375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0.444444444444444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5138888888889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5833333333333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6527777777778">
                <text:p>0</text:p>
              </table:table-cell>
              <table:table-cell office:value-type="float" office:value="3.83">
                <text:p>3.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7222222222222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7916666666667">
                <text:p>0</text:p>
              </table:table-cell>
              <table:table-cell office:value-type="float" office:value="3.81">
                <text:p>3.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8611111111111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49305555555555">
                <text:p>0</text:p>
              </table:table-cell>
              <table:table-cell office:value-type="float" office:value="3.79">
                <text:p>3.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0694444444444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1388888888889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2083333333333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3472222222222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4166666666667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4861111111111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5555555555555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625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6944444444444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7638888888889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59027777777778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59722222222222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0416666666667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1111111111111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61805555555555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25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3194444444444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63888888888889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4583333333333">
                <text:p>0</text:p>
              </table:table-cell>
              <table:table-cell office:value-type="float" office:value="3.65">
                <text:p>3.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65277777777778">
                <text:p>0</text:p>
              </table:table-cell>
              <table:table-cell office:value-type="float" office:value="3.65">
                <text:p>3.6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5972222222222">
                <text:p>0</text:p>
              </table:table-cell>
              <table:table-cell office:value-type="float" office:value="3.64">
                <text:p>3.64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6666666666667">
                <text:p>0</text:p>
              </table:table-cell>
              <table:table-cell office:value-type="float" office:value="3.64">
                <text:p>3.64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7361111111111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8055555555555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875">
                <text:p>0</text:p>
              </table:table-cell>
              <table:table-cell office:value-type="float" office:value="3.62">
                <text:p>3.62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69444444444444">
                <text:p>0</text:p>
              </table:table-cell>
              <table:table-cell office:value-type="float" office:value="3.62">
                <text:p>3.62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0138888888889">
                <text:p>0</text:p>
              </table:table-cell>
              <table:table-cell office:value-type="float" office:value="3.61">
                <text:p>3.6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0833333333333">
                <text:p>0</text:p>
              </table:table-cell>
              <table:table-cell office:value-type="float" office:value="3.61">
                <text:p>3.61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float" office:value="0.471527777777778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72222222222222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2916666666667">
                <text:p>0</text:p>
              </table:table-cell>
              <table:table-cell office:value-type="float" office:value="3.59">
                <text:p>3.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73611111111111">
                <text:p>0</text:p>
              </table:table-cell>
              <table:table-cell office:value-type="float" office:value="3.59">
                <text:p>3.5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4305555555555">
                <text:p>0</text:p>
              </table:table-cell>
              <table:table-cell office:value-type="float" office:value="3.59">
                <text:p>3.5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5">
                <text:p>0</text:p>
              </table:table-cell>
              <table:table-cell office:value-type="float" office:value="3.58">
                <text:p>3.5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5694444444444">
                <text:p>0</text:p>
              </table:table-cell>
              <table:table-cell office:value-type="float" office:value="3.58">
                <text:p>3.5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6388888888889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float" office:value="0.477083333333333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float" office:value="0.477777777777778">
                <text:p>0</text:p>
              </table:table-cell>
              <table:table-cell office:value-type="float" office:value="3.56">
                <text:p>3.5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8472222222222">
                <text:p>0</text:p>
              </table:table-cell>
              <table:table-cell office:value-type="float" office:value="3.56">
                <text:p>3.56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0.479166666666667">
                <text:p>0</text:p>
              </table:table-cell>
              <table:table-cell office:value-type="float" office:value="3.56">
                <text:p>3.5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79861111111111">
                <text:p>0</text:p>
              </table:table-cell>
              <table:table-cell office:value-type="float" office:value="3.55">
                <text:p>3.5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0555555555555">
                <text:p>0</text:p>
              </table:table-cell>
              <table:table-cell office:value-type="float" office:value="3.55">
                <text:p>3.5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125">
                <text:p>0</text:p>
              </table:table-cell>
              <table:table-cell office:value-type="float" office:value="3.54">
                <text:p>3.54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1944444444444">
                <text:p>0</text:p>
              </table:table-cell>
              <table:table-cell office:value-type="float" office:value="3.54">
                <text:p>3.5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0.482638888888889">
                <text:p>0</text:p>
              </table:table-cell>
              <table:table-cell office:value-type="float" office:value="3.54">
                <text:p>3.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3333333333333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4027777777778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4722222222222">
                <text:p>0</text:p>
              </table:table-cell>
              <table:table-cell office:value-type="float" office:value="3.52">
                <text:p>3.52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5416666666666">
                <text:p>0</text:p>
              </table:table-cell>
              <table:table-cell office:value-type="float" office:value="3.51">
                <text:p>3.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6111111111111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6805555555555">
                <text:p>0</text:p>
              </table:table-cell>
              <table:table-cell office:value-type="float" office:value="3.48">
                <text:p>3.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75">
                <text:p>0</text:p>
              </table:table-cell>
              <table:table-cell office:value-type="float" office:value="3.46">
                <text:p>3.4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0.488194444444444">
                <text:p>0</text:p>
              </table:table-cell>
              <table:table-cell office:value-type="float" office:value="3.42">
                <text:p>3.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8888888888889">
                <text:p>0</text:p>
              </table:table-cell>
              <table:table-cell office:value-type="float" office:value="3.39">
                <text:p>3.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89583333333333">
                <text:p>0</text:p>
              </table:table-cell>
              <table:table-cell office:value-type="float" office:value="3.34">
                <text:p>3.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90277777777778">
                <text:p>0</text:p>
              </table:table-cell>
              <table:table-cell office:value-type="float" office:value="3.27">
                <text:p>3.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90972222222222">
                <text:p>0</text:p>
              </table:table-cell>
              <table:table-cell office:value-type="float" office:value="3.17">
                <text:p>3.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91666666666666">
                <text:p>0</text:p>
              </table:table-cell>
              <table:table-cell office:value-type="float" office:value="2.97">
                <text:p>2.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492361111111111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